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25cm" fo:min-width="2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25cm" fo:min-width="2.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draw:marker-start-width="0.252cm" draw:marker-end-width="0.252cm" draw:fill-color="#ffffff" draw:textarea-horizontal-align="justify" draw:textarea-vertical-align="middle" draw:auto-grow-height="false" fo:min-height="0.25cm" fo:min-width="1.5cm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5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0000" fo:font-size="8pt"/>
    </style:style>
    <style:style style:name="P5" style:family="paragraph">
      <loext:graphic-properties draw:fill="none" draw:fill-color="#ffffff"/>
      <style:text-properties fo:color="#ff0000" fo:font-size="8pt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0.5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5cm" svg:x="8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5cm" svg:x="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8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cm" svg:y1="3cm" svg:x2="8cm" svg:y2="3.99cm">
          <text:p/>
        </draw:line>
        <draw:frame draw:style-name="gr5" draw:text-style-name="P5" draw:layer="layout" svg:width="2.166cm" svg:height="0.569cm" svg:x="6.9cm" svg:y="2.431cm">
          <draw:text-box>
            <text:p text:style-name="P4">Read-Pointer</text:p>
          </draw:text-box>
        </draw:frame>
        <draw:line draw:style-name="gr6" draw:text-style-name="P3" draw:layer="layout" svg:x1="8cm" svg:y1="4.7cm" svg:x2="11cm" svg:y2="4.7cm">
          <text:p/>
        </draw:line>
        <draw:frame draw:style-name="gr5" draw:text-style-name="P7" draw:layer="layout" svg:width="2.648cm" svg:height="0.569cm" svg:x="8.1cm" svg:y="4.65cm">
          <draw:text-box>
            <text:p text:style-name="P6">Remaining Bytes</text:p>
          </draw:text-box>
        </draw:frame>
        <draw:frame draw:style-name="gr5" draw:text-style-name="P9" draw:layer="layout" svg:width="3.19cm" svg:height="0.887cm" svg:x="11.75cm" svg:y="2.413cm">
          <draw:text-box>
            <text:p text:style-name="P8">Memory accessed by</text:p>
            <text:p text:style-name="P8">MemStreamReader</text:p>
          </draw:text-box>
        </draw:frame>
        <draw:line draw:style-name="gr6" draw:text-style-name="P3" draw:layer="layout" svg:x1="12.05cm" svg:y1="3.3cm" svg:x2="11cm" svg:y2="4cm">
          <text:p/>
        </draw:line>
        <draw:line draw:style-name="gr7" draw:text-style-name="P3" draw:layer="layout" svg:x1="10cm" svg:y1="6cm" svg:x2="11cm" svg:y2="6cm">
          <text:p/>
        </draw:line>
        <draw:line draw:style-name="gr7" draw:text-style-name="P3" draw:layer="layout" svg:x1="10cm" svg:y1="6.5cm" svg:x2="11cm" svg:y2="6.5cm">
          <text:p/>
        </draw:line>
        <draw:line draw:style-name="gr7" draw:text-style-name="P3" draw:layer="layout" svg:x1="11cm" svg:y1="6cm" svg:x2="11cm" svg:y2="6.5cm">
          <text:p/>
        </draw:line>
        <draw:line draw:style-name="gr6" draw:text-style-name="P3" draw:layer="layout" svg:x1="8cm" svg:y1="6.75cm" svg:x2="10cm" svg:y2="6.75cm">
          <text:p/>
        </draw:line>
        <draw:line draw:style-name="gr7" draw:text-style-name="P3" draw:layer="layout" svg:x1="8cm" svg:y1="4.5cm" svg:x2="8cm" svg:y2="4.85cm">
          <text:p/>
        </draw:line>
        <draw:line draw:style-name="gr7" draw:text-style-name="P3" draw:layer="layout" svg:x1="11cm" svg:y1="4.5cm" svg:x2="11cm" svg:y2="4.85cm">
          <text:p/>
        </draw:line>
        <draw:line draw:style-name="gr7" draw:text-style-name="P3" draw:layer="layout" svg:x1="8cm" svg:y1="6.5cm" svg:x2="8cm" svg:y2="6.85cm">
          <text:p/>
        </draw:line>
        <draw:line draw:style-name="gr7" draw:text-style-name="P3" draw:layer="layout" svg:x1="10cm" svg:y1="6.5cm" svg:x2="10cm" svg:y2="6.85cm">
          <text:p/>
        </draw:line>
        <draw:frame draw:style-name="gr5" draw:text-style-name="P7" draw:layer="layout" svg:width="2.564cm" svg:height="0.569cm" svg:x="2.3cm" svg:y="3.95cm">
          <draw:text-box>
            <text:p text:style-name="P6">Before Shrink(n)</text:p>
          </draw:text-box>
        </draw:frame>
        <draw:frame draw:style-name="gr5" draw:text-style-name="P7" draw:layer="layout" svg:width="2.331cm" svg:height="0.569cm" svg:x="2.286cm" svg:y="5.981cm">
          <draw:text-box>
            <text:p text:style-name="P6">After Shrink(n)</text:p>
          </draw:text-box>
        </draw:frame>
        <draw:frame draw:style-name="gr5" draw:text-style-name="P7" draw:layer="layout" svg:width="0.659cm" svg:height="0.569cm" svg:x="8.691cm" svg:y="6.681cm">
          <draw:text-box>
            <text:p text:style-name="P6">n</text:p>
          </draw:text-box>
        </draw:frame>
        <draw:line draw:style-name="gr4" draw:text-style-name="P3" draw:layer="layout" svg:x1="8cm" svg:y1="5.01cm" svg:x2="8cm" svg:y2="6cm">
          <text:p/>
        </draw:line>
        <draw:frame draw:style-name="gr8" draw:text-style-name="P7" draw:layer="layout" svg:width="3cm" svg:height="0.7cm" svg:x="5cm" svg:y="3.9cm">
          <draw:text-box>
            <text:p text:style-name="P6">already read</text:p>
          </draw:text-box>
        </draw:frame>
        <draw:frame draw:style-name="gr8" draw:text-style-name="P7" draw:layer="layout" svg:width="3cm" svg:height="0.7cm" svg:x="8cm" svg:y="3.9cm">
          <draw:text-box>
            <text:p text:style-name="P6">not yet re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6:38:46.556843860</meta:creation-date>
    <dc:date>2019-01-11T16:51:43.444404572</dc:date>
    <meta:editing-duration>PT2M26S</meta:editing-duration>
    <meta:editing-cycles>1</meta:editing-cycles>
    <meta:document-statistic meta:object-count="24"/>
    <meta:generator>LibreOffice/6.1.3.2$Linux_X86_64 LibreOffice_project/10$Build-2</meta:generator>
  </office:meta>
</office:document-meta>
</file>